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0000001965CD38464.png" manifest:media-type="image/png"/>
  <manifest:file-entry manifest:full-path="Pictures/1000000000000220000001960F3A61E9.png" manifest:media-type="image/png"/>
  <manifest:file-entry manifest:full-path="Pictures/100000000000022000000196BFEC8F6E.png" manifest:media-type="image/png"/>
  <manifest:file-entry manifest:full-path="Pictures/100000000000022000000196C2EA0CAC.png" manifest:media-type="image/png"/>
  <manifest:file-entry manifest:full-path="Pictures/10000000000003F8000002802D17ED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4.7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cmmn-1.png" draw:style-name="dp1" draw:master-page-name="Default">
        <draw:frame draw:style-name="gr1" draw:text-style-name="P1" draw:layer="layout" svg:width="26.881cm" svg:height="16.932cm" svg:x="0cm" svg:y="0cm">
          <draw:image xlink:href="Pictures/10000000000003F8000002802D17ED76.png" xlink:type="simple" xlink:show="embed" xlink:actuate="onLoad">
            <text:p/>
          </draw:image>
        </draw:frame>
        <draw:custom-shape draw:style-name="gr2" draw:text-style-name="P2" draw:layer="layout" svg:width="15.24cm" svg:height="9.906cm" svg:x="6.477cm" svg:y="2.79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392cm" svg:height="10.741cm" svg:x="5.166cm" svg:y="3.429cm">
          <draw:image xlink:href="Pictures/100000000000022000000196C2EA0CAC.png" xlink:type="simple" xlink:show="embed" xlink:actuate="onLoad">
            <text:p/>
          </draw:image>
        </draw:frame>
      </draw:page>
      <draw:page draw:name="cmmn-2.png" draw:style-name="dp1" draw:master-page-name="Default">
        <draw:frame draw:style-name="gr1" draw:text-style-name="P1" draw:layer="layout" svg:width="26.881cm" svg:height="16.932cm" svg:x="0.001cm" svg:y="0cm">
          <draw:image xlink:href="Pictures/10000000000003F8000002802D17ED76.png" xlink:type="simple" xlink:show="embed" xlink:actuate="onLoad">
            <text:p/>
          </draw:image>
        </draw:frame>
        <draw:custom-shape draw:style-name="gr2" draw:text-style-name="P2" draw:layer="layout" svg:width="15.24cm" svg:height="9.906cm" svg:x="6.477cm" svg:y="2.79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392cm" svg:height="10.741cm" svg:x="5.17cm" svg:y="3.43cm">
          <draw:image xlink:href="Pictures/100000000000022000000196BFEC8F6E.png" xlink:type="simple" xlink:show="embed" xlink:actuate="onLoad">
            <text:p/>
          </draw:image>
        </draw:frame>
      </draw:page>
      <draw:page draw:name="cmmn-3.png" draw:style-name="dp1" draw:master-page-name="Default">
        <draw:frame draw:style-name="gr1" draw:text-style-name="P1" draw:layer="layout" svg:width="26.881cm" svg:height="16.932cm" svg:x="0.001cm" svg:y="0cm">
          <draw:image xlink:href="Pictures/10000000000003F8000002802D17ED76.png" xlink:type="simple" xlink:show="embed" xlink:actuate="onLoad">
            <text:p/>
          </draw:image>
        </draw:frame>
        <draw:custom-shape draw:style-name="gr2" draw:text-style-name="P2" draw:layer="layout" svg:width="15.24cm" svg:height="9.906cm" svg:x="6.477cm" svg:y="2.79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392cm" svg:height="10.741cm" svg:x="5.17cm" svg:y="3.43cm">
          <draw:image xlink:href="Pictures/1000000000000220000001960F3A61E9.png" xlink:type="simple" xlink:show="embed" xlink:actuate="onLoad">
            <text:p/>
          </draw:image>
        </draw:frame>
      </draw:page>
      <draw:page draw:name="cmmn-complete.png" draw:style-name="dp1" draw:master-page-name="Default">
        <draw:frame draw:style-name="gr1" draw:text-style-name="P1" draw:layer="layout" svg:width="26.881cm" svg:height="16.932cm" svg:x="0.001cm" svg:y="0cm">
          <draw:image xlink:href="Pictures/10000000000003F8000002802D17ED76.png" xlink:type="simple" xlink:show="embed" xlink:actuate="onLoad">
            <text:p/>
          </draw:image>
        </draw:frame>
        <draw:custom-shape draw:style-name="gr2" draw:text-style-name="P2" draw:layer="layout" svg:width="15.24cm" svg:height="9.906cm" svg:x="6.477cm" svg:y="2.79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392cm" svg:height="10.741cm" svg:x="5.17cm" svg:y="3.43cm">
          <draw:image xlink:href="Pictures/1000000000000220000001965CD3846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88cm" fo:page-height="16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de </meta:initial-creator>
    <meta:creation-date>2016-05-26T10:20:58.675215818</meta:creation-date>
    <dc:date>2016-05-30T10:35:38.610508793</dc:date>
    <dc:creator>pede </dc:creator>
    <meta:editing-duration>PT2H33M23S</meta:editing-duration>
    <meta:editing-cycles>3</meta:editing-cycles>
    <meta:generator>LibreOffice/4.4.3.2$Linux_X86_64 LibreOffice_project/40m0$Build-2</meta:generator>
    <meta:document-statistic meta:object-count="12"/>
  </office:meta>
</office:document-meta>
</file>